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1dafc" officeooo:paragraph-rsid="0001dafc"/>
    </style:style>
    <style:style style:name="P2" style:family="paragraph" style:parent-style-name="Text_20_body">
      <style:text-properties officeooo:rsid="0001dafc" officeooo:paragraph-rsid="00034b28"/>
    </style:style>
    <style:style style:name="P3" style:family="paragraph" style:parent-style-name="Text_20_body">
      <style:text-properties officeooo:rsid="0001dafc" officeooo:paragraph-rsid="0001dafc"/>
    </style:style>
    <style:style style:name="P4" style:family="paragraph" style:parent-style-name="Text_20_body">
      <style:text-properties officeooo:rsid="0003a224" officeooo:paragraph-rsid="0003a224"/>
    </style:style>
    <style:style style:name="P5" style:family="paragraph" style:parent-style-name="Heading_20_1">
      <style:text-properties officeooo:rsid="0001dafc" officeooo:paragraph-rsid="0001dafc"/>
    </style:style>
    <style:style style:name="T1" style:family="text">
      <style:text-properties officeooo:rsid="000418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1: STDR Open-loop Control Writeup</text:p>
      <text:h text:style-name="P5" text:outline-level="1">Approach:</text:h>
      <text:p text:style-name="P3">By request, this project is ran using guess and check and hard code the path for the robot. Nothing creative was added. <text:span text:style-name="T1">Most code provided are reused. In order to turn right, a -1 coefficient was added to the turning speed therefore it will turn right.</text:span></text:p>
      <text:p text:style-name="P4">This is a relatively simple project therefore nothing else is special in the code.</text:p>
      <text:h text:style-name="P5" text:outline-level="1">Issue:</text:h>
      <text:p text:style-name="P2">During run, I did noticed that even without changing my code, the result sometimes varies. This is potentially due to the simulation mechanism causing different result sometimes?</text:p>
      <text:p text:style-name="P2">Another issue I found is that there is really no quick and easy way to reset the robot back to initial beginning therefore everytime I have to kill simulation and restart the simulation.</text:p>
      <text:h text:style-name="Heading_20_1" text:outline-level="1">Youtube: https://www.youtube.com/watch?v=9FPx0iBqE-s&amp;feature=youtu.be </text:h>
      <text:h text:style-name="Heading_20_1" text:outline-level="1">Github: https://github.com/frank-qcd-qk/EECS476-HW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0:09:20.284213492</meta:creation-date>
    <dc:date>2019-01-22T00:13:44.284576438</dc:date>
    <meta:editing-duration>PT4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31" meta:character-count="869" meta:non-whitespace-character-count="746"/>
  </office:meta>
</office:document-meta>
</file>